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ce858" officeooo:paragraph-rsid="000ce858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d4d12" officeooo:paragraph-rsid="000d4d12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start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dc804" officeooo:paragraph-rsid="000dc804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ce858" officeooo:paragraph-rsid="000ce858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0f5bf5" officeooo:paragraph-rsid="000f5bf5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10d6b6" officeooo:paragraph-rsid="0010d6b6"/>
    </style:style>
    <style:style style:name="T1" style:family="text">
      <style:text-properties officeooo:rsid="000ce858"/>
    </style:style>
    <style:style style:name="T2" style:family="text">
      <style:text-properties officeooo:rsid="000dc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l Jame<text:span text:style-name="T1">s</text:span> Webb Telescope</text:p>
      <text:p text:style-name="P1"/>
      <text:p text:style-name="P1"/>
      <text:p text:style-name="P6">Problematic: <text:span text:style-name="T1">Why this telescope is a big step for space research ?</text:span></text:p>
      <text:p text:style-name="P1"/>
      <text:p text:style-name="P1"/>
      <text:p text:style-name="P5"/>
      <text:p text:style-name="P2">1 ) introduction (presentation of the telescope (date of creation, price, goal …)</text:p>
      <text:p text:style-name="P2"/>
      <text:p text:style-name="P8">area : 25m²</text:p>
      <text:p text:style-name="P8">lunch mass : 6 162 kg</text:p>
      <text:p text:style-name="P8">price : 10 billions dollars</text:p>
      <text:p text:style-name="P8"/>
      <text:p text:style-name="P8">Partnership : NASA, ESA, CSA </text:p>
      <text:p text:style-name="P8"/>
      <text:p text:style-name="P9">15 countries have contributed to the build, test and integration</text:p>
      <text:p text:style-name="P9">258 companies, government agencies and academic institu</text:p>
      <text:p text:style-name="P2"/>
      <text:p text:style-name="P2"/>
      <text:p text:style-name="P2"/>
      <text:p text:style-name="P3">2) <text:span text:style-name="T2">The technologies used by the telescope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2:39:14.171184723</meta:creation-date>
    <dc:date>2022-11-22T15:26:15.383220776</dc:date>
    <meta:editing-duration>PT21M2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73" meta:character-count="420" meta:non-whitespace-character-count="357"/>
  </office:meta>
</office:document-meta>
</file>